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ato" svg:font-family="Lato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text-properties style:font-name="Lato" fo:language="es" fo:country="MX" officeooo:rsid="00101351" officeooo:paragraph-rsid="00101351"/>
    </style:style>
    <style:style style:name="P2" style:family="paragraph" style:parent-style-name="Heading_20_2">
      <style:text-properties style:font-name="Lato" fo:language="es" fo:country="MX"/>
    </style:style>
    <style:style style:name="P3" style:family="paragraph" style:parent-style-name="Title">
      <style:text-properties style:font-name="Lato" fo:language="es" fo:country="MX" officeooo:rsid="00101351" officeooo:paragraph-rsid="00101351"/>
    </style:style>
    <style:style style:name="P4" style:family="paragraph" style:parent-style-name="Footer">
      <style:paragraph-properties fo:text-align="end" style:justify-single-word="false"/>
      <style:text-properties fo:color="#808080" style:font-name="Lato" fo:font-size="9pt" fo:language="zxx" fo:country="none" style:font-size-asian="9pt" style:language-asian="zxx" style:country-asian="none" style:font-size-complex="9pt" style:language-complex="zxx" style:country-complex="none"/>
    </style:style>
    <style:style style:name="P5" style:family="paragraph" style:parent-style-name="Text_20_body">
      <style:text-properties style:font-name="Lato" fo:language="es" fo:country="MX"/>
    </style:style>
    <style:style style:name="P6" style:family="paragraph" style:parent-style-name="Text_20_body">
      <style:text-properties style:font-name="Lato" fo:language="es" fo:country="MX" officeooo:rsid="00101351" officeooo:paragraph-rsid="00101351"/>
    </style:style>
    <style:style style:name="P7" style:family="paragraph" style:parent-style-name="Text_20_body">
      <style:text-properties style:font-name="Lato" fo:language="es" fo:country="MX" officeooo:paragraph-rsid="00101351"/>
    </style:style>
    <style:style style:name="P8" style:family="paragraph" style:parent-style-name="Text_20_body">
      <style:text-properties style:font-name="Lato" fo:language="es" fo:country="MX" officeooo:rsid="00112727" officeooo:paragraph-rsid="00112727"/>
    </style:style>
    <style:style style:name="P9" style:family="paragraph" style:parent-style-name="Text_20_body">
      <style:text-properties style:font-name="Lato" fo:language="es" fo:country="MX" officeooo:paragraph-rsid="00138e62"/>
    </style:style>
    <style:style style:name="P10" style:family="paragraph" style:parent-style-name="Text_20_body">
      <style:text-properties style:font-name="Lato" fo:language="es" fo:country="MX" officeooo:rsid="00138e62" officeooo:paragraph-rsid="00138e62"/>
    </style:style>
    <style:style style:name="P11" style:family="paragraph" style:parent-style-name="Text_20_body">
      <style:text-properties officeooo:paragraph-rsid="00101351"/>
    </style:style>
    <style:style style:name="P12" style:family="paragraph" style:parent-style-name="Heading_20_3">
      <style:text-properties style:font-name="Lato" fo:language="es" fo:country="MX"/>
    </style:style>
    <style:style style:name="P13" style:family="paragraph" style:parent-style-name="Heading_20_3">
      <style:text-properties style:font-name="Lato" fo:language="es" fo:country="MX" officeooo:rsid="00138e62" officeooo:paragraph-rsid="00138e62"/>
    </style:style>
    <style:style style:name="P14" style:family="paragraph" style:parent-style-name="Heading_20_3">
      <style:text-properties style:font-name="Lato" fo:language="es" fo:country="MX" officeooo:rsid="00101351" officeooo:paragraph-rsid="00101351"/>
    </style:style>
    <style:style style:name="T1" style:family="text">
      <style:text-properties style:font-name="Lato" fo:language="es" fo:country="MX" officeooo:rsid="00101351"/>
    </style:style>
    <style:style style:name="T2" style:family="text">
      <style:text-properties officeooo:rsid="00112727"/>
    </style:style>
    <style:style style:name="T3" style:family="text">
      <style:text-properties officeooo:rsid="00122a22"/>
    </style:style>
    <style:style style:name="T4" style:family="text">
      <style:text-properties officeooo:rsid="00138e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otaciones SQL</text:p>
      <text:p text:style-name="P6"/>
      <text:p text:style-name="P1">Abstract</text:p>
      <text:p text:style-name="P11"><text:span text:style-name="T1">Este documento contiene diferentes técnicas y funcionalidades que he aprendido al momento de estudiar los diferentes problemas de </text:span><text:a xlink:type="simple" xlink:href="https://www.datalemur.com/" text:style-name="Internet_20_link" text:visited-style-name="Visited_20_Internet_20_Link">DataLemur</text:a><text:span text:style-name="T1"> con el estándar de SQL.</text:span></text:p>
      <text:h text:style-name="P2" text:outline-level="2">Laptop vs. Mobile Viewership</text:h>
      <text:h text:style-name="P13" text:outline-level="3">Solución</text:h>
      <text:p text:style-name="P9">SELECT </text:p>
      <text:p text:style-name="P9"><text:s/>sum( CASE WHEN device_type = 'laptop' THEN 1 ELSE 0 END ) AS laptop_views,</text:p>
      <text:p text:style-name="P9"><text:s text:c="2"/>sum ( CASE WHEN device_type IN ('tablet','phone') THEN 1 ELSE 0 END )AS mobile_views</text:p>
      <text:p text:style-name="P9">FROM viewership;</text:p>
      <text:h text:style-name="P13" text:outline-level="3">Aprendizaje</text:h>
      <text:p text:style-name="P10">Se pueden utilizar los CASE para asignar valores cuando una columna cumpla cierto criterio, en este problema se va a mostrar un 1 o 0 en cada fila dependiendo si cumple con el criterio o no.</text:p>
      <text:h text:style-name="P2" text:outline-level="2">Duplicate Job Listings</text:h>
      <text:h text:style-name="P13" text:outline-level="3">Solución</text:h>
      <text:p text:style-name="P9">SELECT SUM(counts) AS co_w_duplicate_jobs</text:p>
      <text:p text:style-name="P9">FROM</text:p>
      <text:p text:style-name="P9">(SELECT COUNT(*)-1 AS counts FROM job_listings GROUP BY company_id,title, description)</text:p>
      <text:p text:style-name="P9">AS Subquery;</text:p>
      <text:h text:style-name="P13" text:outline-level="3">Aprendizaje</text:h>
      <text:p text:style-name="P9"><text:span text:style-name="T4">Así como es posilbe utilizar consultas como subconsultas, se puede hacer consultas a estas, es decir, utilizarlas como si fuesen una tabla, para que esto sea posible, a la consulta que vamos au sar se le pone un alías.</text:span></text:p>
      <text:h text:style-name="P2" text:outline-level="2"><text:soft-page-break/>Average Post Hiatus (Part 1)</text:h>
      <text:h text:style-name="P12" text:outline-level="3">Solución</text:h>
      <text:p text:style-name="P7"/>
      <text:p text:style-name="P5">SELECT user_id,</text:p>
      <text:p text:style-name="P5"><text:s text:c="8"/>MAX(post_date::DATE) - MIN(post_date::DATE) AS days_between</text:p>
      <text:p text:style-name="P5">FROM posts WHERE</text:p>
      <text:p text:style-name="P5">user_id <text:span text:style-name="T2">IN</text:span> (</text:p>
      <text:p text:style-name="P5"><text:s text:c="12"/>SELECT user_id FROM posts </text:p>
      <text:p text:style-name="P5"><text:s text:c="12"/>WHERE DATE_PART('year',post_date::DATE)=2021</text:p>
      <text:p text:style-name="P5"><text:s text:c="12"/>GROUP BY user_id</text:p>
      <text:p text:style-name="P5"><text:s text:c="12"/>HAVING count(user_id)&gt;1)</text:p>
      <text:p text:style-name="P5">GROUP by user_id;</text:p>
      <text:h text:style-name="P14" text:outline-level="3">Aprendizaje</text:h>
      <text:p text:style-name="P6">La función extrae un elemento de una fecha, toma 2 argumentos: un string que contiene el elemento que queremos extraer de la fecha (año, dia, segundo, etc.) y el campo <text:span text:style-name="T2">date</text:span> del cuál vamos a extraer el elemento.</text:p>
      <text:p text:style-name="P6">El operador “::” permite parse<text:span text:style-name="T2">ar los tipos de datos, en este ejemplo post_date era timestamp, pero la función necesita un elemento date, por lo que hacemos que se comporte como date en este caso.</text:span></text:p>
      <text:p text:style-name="P8">Es posible operar con dos elementos o mas de un query y hacer que el resultado se muestre en una sola columna. En este caso, se hace con las funciones agregadas MAX y MIN, por lo que <text:span text:style-name="T3">se puede tomar el mayor valor de post_date y el menor de un user_id para sacar la diferencia de días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ato" svg:font-family="Lato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808080" style:font-name="Lato" fo:font-size="9pt" fo:language="zxx" fo:country="none" style:font-size-asian="9pt" style:language-asian="zxx" style:country-asian="none" style:font-size-complex="9pt" style:language-complex="zxx" style:country-complex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shadow="none" fo:background-color="transparent" style:dynamic-spacing="false" draw:fill="none" draw:opacity="50%"/>
      </style:footer-style>
    </style:page-layout>
  </office:automatic-styles>
  <office:master-styles>
    <style:master-page style:name="Standard" style:page-layout-name="Mpm1">
      <style:footer>
        <text:p text:style-name="MP1">https://github.com/LaloD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2" meta:paragraph-count="35" meta:word-count="325" meta:character-count="2055" meta:non-whitespace-character-count="1704"/>
  </office:meta>
</office:document-meta>
</file>